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18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Panorama Ephemera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7"/>
        <table:table-row table:style-name="ro1">
          <table:table-cell office:value-type="time" office:time-value="PT00H00M00S">
            <text:p>00:00</text:p>
          </table:table-cell>
          <table:table-cell office:value-type="string">
            <text:p>Opening Title</text:p>
          </table:table-cell>
          <table:table-cell office:value-type="string">
            <text:p>Silenc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0H00M10S">
            <text:p>00:10</text:p>
          </table:table-cell>
          <table:table-cell table:style-name="ce5" office:value-type="string">
            <text:p>Hypnotized couple 1</text:p>
          </table:table-cell>
          <table:table-cell table:style-name="ce5" office:value-type="string">
            <text:p>Film audio</text:p>
          </table:table-cell>
          <table:table-cell table:style-name="ce8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00H00M49S">
            <text:p>00:49</text:p>
          </table:table-cell>
          <table:table-cell office:value-type="string">
            <text:p>Farm (transition 1)</text:p>
          </table:table-cell>
          <table:table-cell office:value-type="string">
            <text:p>Crystal glasses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 office:value-type="string">
            <text:p>PART 1: CALAMITY</text:p>
          </table:table-cell>
          <table:table-cell table:number-columns-repeated="1022"/>
        </table:table-row>
        <table:table-row table:style-name="ro1">
          <table:table-cell office:value-type="time" office:time-value="PT00H01M09S">
            <text:p>01:09</text:p>
          </table:table-cell>
          <table:table-cell office:value-type="string">
            <text:p>Pastimes</text:p>
          </table:table-cell>
          <table:table-cell table:number-columns-repeated="1022"/>
        </table:table-row>
        <table:table-row table:style-name="ro1">
          <table:table-cell office:value-type="time" office:time-value="PT00H01M32S">
            <text:p>01:32</text:p>
          </table:table-cell>
          <table:table-cell office:value-type="string">
            <text:p>Parade</text:p>
          </table:table-cell>
          <table:table-cell table:number-columns-repeated="1022"/>
        </table:table-row>
        <table:table-row table:style-name="ro1">
          <table:table-cell office:value-type="time" office:time-value="PT00H02M12S">
            <text:p>02:12</text:p>
          </table:table-cell>
          <table:table-cell office:value-type="string">
            <text:p>Riot</text:p>
          </table:table-cell>
          <table:table-cell table:number-columns-repeated="1022"/>
        </table:table-row>
        <table:table-row table:style-name="ro1">
          <table:table-cell office:value-type="time" office:time-value="PT00H03M20S">
            <text:p>03:20</text:p>
          </table:table-cell>
          <table:table-cell office:value-type="string">
            <text:p>3 Houses</text:p>
          </table:table-cell>
          <table:table-cell table:number-columns-repeated="1022"/>
        </table:table-row>
        <table:table-row table:style-name="ro1">
          <table:table-cell office:value-type="time" office:time-value="PT00H04M53S">
            <text:p>04:53</text:p>
          </table:table-cell>
          <table:table-cell office:value-type="string">
            <text:p>Nuke</text:p>
          </table:table-cell>
          <table:table-cell table:number-columns-repeated="1022"/>
        </table:table-row>
        <table:table-row table:style-name="ro1">
          <table:table-cell office:value-type="time" office:time-value="PT00H07M05S">
            <text:p>07:05</text:p>
          </table:table-cell>
          <table:table-cell office:value-type="string">
            <text:p>Family picnic/car ride</text:p>
          </table:table-cell>
          <table:table-cell table:number-columns-repeated="1022"/>
        </table:table-row>
        <table:table-row table:style-name="ro1">
          <table:table-cell office:value-type="time" office:time-value="PT00H08M30S">
            <text:p>08:30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2: GARDEN</text:p>
          </table:table-cell>
          <table:table-cell table:number-columns-repeated="1022"/>
        </table:table-row>
        <table:table-row table:style-name="ro1">
          <table:table-cell office:value-type="time" office:time-value="PT00H09M43S">
            <text:p>09:43</text:p>
          </table:table-cell>
          <table:table-cell office:value-type="string">
            <text:p>Gardening</text:p>
          </table:table-cell>
          <table:table-cell office:value-type="string">
            <text:p>Pretty laptop stuf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3: INDUSTRY</text:p>
          </table:table-cell>
          <table:table-cell table:number-columns-repeated="1022"/>
        </table:table-row>
        <table:table-row table:style-name="ro1">
          <table:table-cell office:value-type="time" office:time-value="PT00H12M38S">
            <text:p>12:38</text:p>
          </table:table-cell>
          <table:table-cell office:value-type="string">
            <text:p>Iron foundry</text:p>
          </table:table-cell>
          <table:table-cell table:number-columns-repeated="1022"/>
        </table:table-row>
        <table:table-row table:style-name="ro1">
          <table:table-cell office:value-type="time" office:time-value="PT00H17M03S">
            <text:p>17:03</text:p>
          </table:table-cell>
          <table:table-cell office:value-type="string">
            <text:p>Factory closing</text:p>
          </table:table-cell>
          <table:table-cell office:value-type="string">
            <text:p>Strings – poignant</text:p>
          </table:table-cell>
          <table:table-cell table:number-columns-repeated="1021"/>
        </table:table-row>
        <table:table-row table:style-name="ro1">
          <table:table-cell office:value-type="time" office:time-value="PT00H19M02S">
            <text:p>19:02</text:p>
          </table:table-cell>
          <table:table-cell office:value-type="string">
            <text:p>Typing</text:p>
          </table:table-cell>
          <table:table-cell office:value-type="string">
            <text:p>Cli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00H21M47S">
            <text:p>21:47</text:p>
          </table:table-cell>
          <table:table-cell office:value-type="string">
            <text:p>Eggs (transition 2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time" office:time-value="PT00H22M02S">
            <text:p>22:02</text:p>
          </table:table-cell>
          <table:table-cell table:style-name="ce5" office:value-type="string">
            <text:p>Hypnotized couple 2</text:p>
          </table:table-cell>
          <table:table-cell table:style-name="ce5" office:value-type="string">
            <text:p>Film audio</text:p>
          </table:table-cell>
          <table:table-cell table:style-name="ce8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4: CHILDHOOD</text:p>
          </table:table-cell>
          <table:table-cell table:number-columns-repeated="1022"/>
        </table:table-row>
        <table:table-row table:style-name="ro1">
          <table:table-cell office:value-type="time" office:time-value="PT00H23M54S">
            <text:p>23:54</text:p>
          </table:table-cell>
          <table:table-cell office:value-type="string">
            <text:p>Tricycles &amp; rocks</text:p>
          </table:table-cell>
          <table:table-cell table:number-columns-repeated="1022"/>
        </table:table-row>
        <table:table-row table:style-name="ro1">
          <table:table-cell office:value-type="time" office:time-value="PT00H26M18S">
            <text:p>26:18</text:p>
          </table:table-cell>
          <table:table-cell office:value-type="string">
            <text:p>Danger Dodgers</text:p>
          </table:table-cell>
          <table:table-cell office:value-type="string">
            <text:p>Film audio</text:p>
          </table:table-cell>
          <table:table-cell table:number-columns-repeated="1021"/>
        </table:table-row>
        <table:table-row table:style-name="ro1">
          <table:table-cell office:value-type="time" office:time-value="PT00H30M30S">
            <text:p>30:30</text:p>
          </table:table-cell>
          <table:table-cell office:value-type="string">
            <text:p>Fish (transition?)</text:p>
          </table:table-cell>
          <table:table-cell table:number-columns-repeated="1022"/>
        </table:table-row>
        <table:table-row table:style-name="ro1">
          <table:table-cell office:value-type="time" office:time-value="PT00H30M41S">
            <text:p>30:41</text:p>
          </table:table-cell>
          <table:table-cell office:value-type="string">
            <text:p>Turtle &amp; teddy</text:p>
          </table:table-cell>
          <table:table-cell table:number-columns-repeated="1022"/>
        </table:table-row>
        <table:table-row table:style-name="ro1">
          <table:table-cell office:value-type="time" office:time-value="PT00H32M03S">
            <text:p>32:03</text:p>
          </table:table-cell>
          <table:table-cell office:value-type="string">
            <text:p>Drowning teddy</text:p>
          </table:table-cell>
          <table:table-cell table:number-columns-repeated="1022"/>
        </table:table-row>
        <table:table-row table:style-name="ro1">
          <table:table-cell office:value-type="time" office:time-value="PT00H32M16S">
            <text:p>32:16</text:p>
          </table:table-cell>
          <table:table-cell office:value-type="string">
            <text:p>Stop-motion weapons</text:p>
          </table:table-cell>
          <table:table-cell table:number-columns-repeated="1022"/>
        </table:table-row>
        <table:table-row table:style-name="ro1">
          <table:table-cell office:value-type="time" office:time-value="PT00H32M43S">
            <text:p>32:43</text:p>
          </table:table-cell>
          <table:table-cell office:value-type="string">
            <text:p>Sad Paul</text:p>
          </table:table-cell>
          <table:table-cell office:value-type="string">
            <text:p>Film audio?</text:p>
          </table:table-cell>
          <table:table-cell table:number-columns-repeated="1021"/>
        </table:table-row>
        <table:table-row table:style-name="ro1">
          <table:table-cell office:value-type="time" office:time-value="PT00H34M22S">
            <text:p>34:22</text:p>
          </table:table-cell>
          <table:table-cell office:value-type="string">
            <text:p>Andrew's turmoil</text:p>
          </table:table-cell>
          <table:table-cell table:number-columns-repeated="1022"/>
        </table:table-row>
        <table:table-row table:style-name="ro1">
          <table:table-cell office:value-type="time" office:time-value="PT00H35M30S">
            <text:p>35:30</text:p>
          </table:table-cell>
          <table:table-cell office:value-type="string">
            <text:p>Andrew on the run</text:p>
          </table:table-cell>
          <table:table-cell table:number-columns-repeated="1022"/>
        </table:table-row>
        <table:table-row table:style-name="ro1">
          <table:table-cell office:value-type="time" office:time-value="PT00H37M51S">
            <text:p>37:51</text:p>
          </table:table-cell>
          <table:table-cell office:value-type="string">
            <text:p>Crash test dummies</text:p>
          </table:table-cell>
          <table:table-cell table:number-columns-repeated="1022"/>
        </table:table-row>
        <table:table-row table:style-name="ro1">
          <table:table-cell office:value-type="time" office:time-value="PT00H40M12S">
            <text:p>40:12</text:p>
          </table:table-cell>
          <table:table-cell office:value-type="string">
            <text:p>Return of rocks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time" office:time-value="PT00H41M30S">
            <text:p>41:30</text:p>
          </table:table-cell>
          <table:table-cell office:value-type="string">
            <text:p>Seagulls (transition 3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time" office:time-value="PT00H41M47S">
            <text:p>41:47</text:p>
          </table:table-cell>
          <table:table-cell table:style-name="ce5" office:value-type="string">
            <text:p>Hypnotized couple 3</text:p>
          </table:table-cell>
          <table:table-cell table:style-name="ce5" office:value-type="string">
            <text:p>Film audio</text:p>
          </table:table-cell>
          <table:table-cell table:style-name="ce8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5: DIVERSION</text:p>
          </table:table-cell>
          <table:table-cell table:number-columns-repeated="1022"/>
        </table:table-row>
        <table:table-row table:style-name="ro1">
          <table:table-cell office:value-type="time" office:time-value="PT00H42M04S">
            <text:p>42:04</text:p>
          </table:table-cell>
          <table:table-cell office:value-type="string">
            <text:p>Driving – gas station</text:p>
          </table:table-cell>
          <table:table-cell table:number-columns-repeated="1022"/>
        </table:table-row>
        <table:table-row table:style-name="ro1">
          <table:table-cell office:value-type="time" office:time-value="PT00H42M29S">
            <text:p>42:29</text:p>
          </table:table-cell>
          <table:table-cell office:value-type="string">
            <text:p>Log cabins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time" office:time-value="PT00H43M36S">
            <text:p>43:36</text:p>
          </table:table-cell>
          <table:table-cell office:value-type="string">
            <text:p>Corn (transition 4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6: ACTIVITY</text:p>
          </table:table-cell>
          <table:table-cell table:number-columns-repeated="1022"/>
        </table:table-row>
        <table:table-row table:style-name="ro1">
          <table:table-cell office:value-type="time" office:time-value="PT00H43M37S">
            <text:p>43:37</text:p>
          </table:table-cell>
          <table:table-cell office:value-type="string">
            <text:p>Switchboard</text:p>
          </table:table-cell>
          <table:table-cell table:number-columns-repeated="1022"/>
        </table:table-row>
        <table:table-row table:style-name="ro1">
          <table:table-cell office:value-type="time" office:time-value="PT00H44M58S">
            <text:p>44:58</text:p>
          </table:table-cell>
          <table:table-cell office:value-type="string">
            <text:p>Couch (transition?)</text:p>
          </table:table-cell>
          <table:table-cell table:number-columns-repeated="1022"/>
        </table:table-row>
        <table:table-row table:style-name="ro1">
          <table:table-cell office:value-type="time" office:time-value="PT00H45M07S">
            <text:p>45:07</text:p>
          </table:table-cell>
          <table:table-cell office:value-type="string">
            <text:p>Time &amp; war</text:p>
          </table:table-cell>
          <table:table-cell table:number-columns-repeated="1022"/>
        </table:table-row>
        <table:table-row table:style-name="ro1">
          <table:table-cell office:value-type="time" office:time-value="PT00H47M06S">
            <text:p>47:06</text:p>
          </table:table-cell>
          <table:table-cell office:value-type="string">
            <text:p>Election da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00H49M27S">
            <text:p>49:27</text:p>
          </table:table-cell>
          <table:table-cell office:value-type="string">
            <text:p>Carrots (transition 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7: MARRIAGE</text:p>
          </table:table-cell>
          <table:table-cell table:number-columns-repeated="1022"/>
        </table:table-row>
        <table:table-row table:style-name="ro1">
          <table:table-cell office:value-type="time" office:time-value="PT00H49M34S">
            <text:p>49:34</text:p>
          </table:table-cell>
          <table:table-cell office:value-type="string">
            <text:p>Couple driving</text:p>
          </table:table-cell>
          <table:table-cell table:number-columns-repeated="1022"/>
        </table:table-row>
        <table:table-row table:style-name="ro1">
          <table:table-cell office:value-type="time" office:time-value="PT00H50M12S">
            <text:p>50:12</text:p>
          </table:table-cell>
          <table:table-cell office:value-type="string">
            <text:p>Picnic</text:p>
          </table:table-cell>
          <table:table-cell office:value-type="string">
            <text:p>Film audio (with str underscore?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00H53M47S">
            <text:p>53:47</text:p>
          </table:table-cell>
          <table:table-cell office:value-type="string">
            <text:p>Pyrex (transition 6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ART 8: MODERN LIFE</text:p>
          </table:table-cell>
          <table:table-cell table:number-columns-repeated="1022"/>
        </table:table-row>
        <table:table-row table:style-name="ro1">
          <table:table-cell office:value-type="time" office:time-value="PT00H54M04S">
            <text:p>54:04</text:p>
          </table:table-cell>
          <table:table-cell office:value-type="string">
            <text:p>Shopping by day</text:p>
          </table:table-cell>
          <table:table-cell table:number-columns-repeated="1022"/>
        </table:table-row>
        <table:table-row table:style-name="ro1">
          <table:table-cell office:value-type="time" office:time-value="PT00H55M19S">
            <text:p>55:19</text:p>
          </table:table-cell>
          <table:table-cell office:value-type="string">
            <text:p>Dancing by night</text:p>
          </table:table-cell>
          <table:table-cell table:number-columns-repeated="1022"/>
        </table:table-row>
        <table:table-row table:style-name="ro1">
          <table:table-cell office:value-type="time" office:time-value="PT00H55M58S">
            <text:p>55:58</text:p>
          </table:table-cell>
          <table:table-cell office:value-type="string">
            <text:p>New landscape</text:p>
          </table:table-cell>
          <table:table-cell table:number-columns-repeated="1022"/>
        </table:table-row>
        <table:table-row table:style-name="ro1">
          <table:table-cell office:value-type="time" office:time-value="PT00H56M34S">
            <text:p>56:34</text:p>
          </table:table-cell>
          <table:table-cell office:value-type="string">
            <text:p>Dog (transition)</text:p>
          </table:table-cell>
          <table:table-cell table:number-columns-repeated="1022"/>
        </table:table-row>
        <table:table-row table:style-name="ro1">
          <table:table-cell office:value-type="time" office:time-value="PT00H56M38S">
            <text:p>56:38</text:p>
          </table:table-cell>
          <table:table-cell office:value-type="string">
            <text:p>Unwitting stripper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/>
          <table:table-cell table:style-name="ce6" office:value-type="string">
            <text:p>PART 9: DIVERSION 2</text:p>
          </table:table-cell>
          <table:table-cell table:number-columns-repeated="1022"/>
        </table:table-row>
        <table:table-row table:style-name="ro1">
          <table:table-cell office:value-type="time" office:time-value="PT00H57M49S">
            <text:p>57:49</text:p>
          </table:table-cell>
          <table:table-cell office:value-type="string">
            <text:p>Sheep</text:p>
          </table:table-cell>
          <table:table-cell table:number-columns-repeated="1022"/>
        </table:table-row>
        <table:table-row table:style-name="ro1">
          <table:table-cell office:value-type="time" office:time-value="PT00H58M09S">
            <text:p>58:09</text:p>
          </table:table-cell>
          <table:table-cell office:value-type="string">
            <text:p>Seagulls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time" office:time-value="PT00H58M47S">
            <text:p>58:47</text:p>
          </table:table-cell>
          <table:table-cell office:value-type="string">
            <text:p>Convertible (transition 7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time" office:time-value="PT00H59M00S">
            <text:p>59:00</text:p>
          </table:table-cell>
          <table:table-cell table:style-name="ce5" office:value-type="string">
            <text:p>Hypnotized couple 4</text:p>
          </table:table-cell>
          <table:table-cell table:style-name="ce5" office:value-type="string">
            <text:p>Film audio</text:p>
          </table:table-cell>
          <table:table-cell table:style-name="ce8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time" office:time-value="PT00H59M52S">
            <text:p>59:52</text:p>
          </table:table-cell>
          <table:table-cell office:value-type="string">
            <text:p>End credits</text:p>
          </table:table-cell>
          <table:table-cell table:number-columns-repeated="102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8">
      <number:minutes number:style="long"/>
      <number:text>:</number:text>
      <number:seconds number:style="long"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 style:data-style-name="N2" text:time-value="0000-00-00T10:42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Matthys</meta:initial-creator>
    <meta:creation-date>2013-05-02T10:17:41</meta:creation-date>
    <dc:date>2013-05-02T10:43:16</dc:date>
    <dc:creator>Joel Matthys</dc:creator>
    <meta:editing-duration>PT18S</meta:editing-duration>
    <meta:editing-cycles>2</meta:editing-cycles>
    <meta:generator>LibreOffice/4.0.2.2$Linux_X86_64 LibreOffice_project/400m0$Build-2</meta:generator>
    <meta:document-statistic meta:table-count="1" meta:cell-count="121" meta:object-count="0"/>
  </office:meta>
</office:document-meta>
</file>